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44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0.887cm" fo:break-before="auto" style:use-optimal-row-height="true"/>
    </style:style>
    <style:style style:name="ro11" style:family="table-row">
      <style:table-row-properties style:row-height="1.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21">
            <text:p>21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ajor issue for database report? : Caused by: java.lang.IllegalStateException: BaseClassLoader@6e48d4{vfszip:/D:/Lo</text:p>
            <text:p>giciels/Java/jboss/jboss-5.1.0.GA/server/default/deploy/javamelody-test-webapp.w</text:p>
            <text:p>ar/} classLoader is not connected to a domain (probably undeployed?) for class n</text:p>
            <text:p>et.bull.javamelody.JdbcWrapper$StatementInvocationHandl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ql monitoring to be tested in Confluence</text:p>
          </table:table-cell>
          <table:table-cell table:number-columns-repeated="1013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ql monitoring to be tested in Bamboo (jetty)</text:p>
          </table:table-cell>
          <table:table-cell table:number-columns-repeated="1013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9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0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1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1.22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6">26/11/2010</text:date>, <text:time>09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1-26T09:49:25.18</dc:date>
    <dc:creator>Emeric Vernat</dc:creator>
    <meta:editing-duration>PT241H59M15S</meta:editing-duration>
    <meta:editing-cycles>204</meta:editing-cycles>
    <meta:generator>OpenOffice.org/3.2$Win32 OpenOffice.org_project/320m18$Build-9502</meta:generator>
    <meta:document-statistic meta:table-count="2" meta:cell-count="1514" meta:object-count="0"/>
  </office:meta>
</office:document-meta>
</file>